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908" officeooo:paragraph-rsid="000ba908"/>
    </style:style>
    <style:style style:name="P2" style:family="paragraph" style:parent-style-name="Standard">
      <style:paragraph-properties fo:text-align="justify" style:justify-single-word="false"/>
      <style:text-properties officeooo:rsid="000ba908" officeooo:paragraph-rsid="000ba908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ba908" officeooo:paragraph-rsid="000ba908"/>
    </style:style>
    <style:style style:name="P4" style:family="paragraph" style:parent-style-name="Standard">
      <style:paragraph-properties fo:text-align="justify" style:justify-single-word="false"/>
      <style:text-properties officeooo:rsid="000d9815" officeooo:paragraph-rsid="000d9815"/>
    </style:style>
    <style:style style:name="P5" style:family="paragraph" style:parent-style-name="Standard">
      <style:text-properties officeooo:rsid="000d9815" officeooo:paragraph-rsid="000d9815"/>
    </style:style>
    <style:style style:name="P6" style:family="paragraph" style:parent-style-name="Standard">
      <style:text-properties officeooo:rsid="0013774d" officeooo:paragraph-rsid="0013774d"/>
    </style:style>
    <style:style style:name="T1" style:family="text">
      <style:text-properties officeooo:rsid="000d9815"/>
    </style:style>
    <style:style style:name="T2" style:family="text">
      <style:text-properties officeooo:rsid="0011f010"/>
    </style:style>
    <style:style style:name="T3" style:family="text">
      <style:text-properties officeooo:rsid="0013774d"/>
    </style:style>
    <style:style style:name="T4" style:family="text">
      <style:text-properties officeooo:rsid="0014ad45"/>
    </style:style>
    <style:style style:name="T5" style:family="text">
      <style:text-properties officeooo:rsid="0016a0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</text:p>
      <text:p text:style-name="P1">The <text:span text:style-name="T2">EPICS Coordinator</text:span></text:p>
      <text:p text:style-name="P1">Hyderabad Institute of Technology and Management</text:p>
      <text:p text:style-name="P1">Medchal, 502401</text:p>
      <text:p text:style-name="P1"/>
      <text:p text:style-name="P5">Date: 20 December 2017</text:p>
      <text:p text:style-name="P1"/>
      <text:p text:style-name="P1">Subject: For closing project budget <text:span text:style-name="T3">for Mini Project</text:span></text:p>
      <text:p text:style-name="P1"/>
      <text:p text:style-name="P6">Ma’am,</text:p>
      <text:p text:style-name="P2"><text:tab/>We were sanctioned ₹6,800 for Mini Project under EPICS cell. Bills of $5<text:span text:style-name="T5">5</text:span> (approx ₹4000 at date of payment) are attached with this letter. The remaining <text:span text:style-name="T4">₹</text:span>2,800 were used in following, for which bills are not available:</text:p>
      <text:list xml:id="list1959568873881976148" text:style-name="L1">
        <text:list-item>
          <text:p text:style-name="P3">Graphics Designs (App Icons and other images) - ₹1,000</text:p>
        </text:list-item>
        <text:list-item>
          <text:p text:style-name="P3">APIs for various services - ₹1,000</text:p>
        </text:list-item>
        <text:list-item>
          <text:p text:style-name="P3">Travel and Food for Client Meets <text:span text:style-name="T1">and other expenses </text:span>- ₹800</text:p>
        </text:list-item>
      </text:list>
      <text:p text:style-name="P2"/>
      <text:p text:style-name="P4">Please consider our bills and close the budget for the project.</text:p>
      <text:p text:style-name="P4"/>
      <text:p text:style-name="P4"/>
      <text:p text:style-name="P4">Thank You</text:p>
      <text:p text:style-name="P4"/>
      <text:p text:style-name="P4">Yours Obediently</text:p>
      <text:p text:style-name="P4">Sanjit Singh Chouhan<text:tab/>(14E51A0582)</text:p>
      <text:p text:style-name="P4">Pattan Asif Khan<text:tab/>(14E51A0567)</text:p>
      <text:p text:style-name="P4">T Sri Yeswant Sarma<text:tab/>(14E51A-58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9:47:35.288820422</meta:creation-date>
    <dc:date>2017-12-20T10:27:16.376054297</dc:date>
    <meta:editing-duration>PT7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19" meta:character-count="716" meta:non-whitespace-character-count="616"/>
  </office:meta>
</office:document-meta>
</file>